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P2" style:family="paragraph" style:parent-style-name="Standard">
      <style:text-properties fo:font-weight="bold" officeooo:rsid="0012a3b6" officeooo:paragraph-rsid="0012a3b6" style:font-weight-asian="bold" style:font-weight-complex="bold"/>
    </style:style>
    <style:style style:name="P3" style:family="paragraph" style:parent-style-name="Standard">
      <style:text-properties officeooo:rsid="001890fe" officeooo:paragraph-rsid="001890fe"/>
    </style:style>
    <style:style style:name="P4" style:family="paragraph" style:parent-style-name="Standard">
      <style:text-properties officeooo:paragraph-rsid="0010cb82"/>
    </style:style>
    <style:style style:name="P5" style:family="paragraph" style:parent-style-name="Standard">
      <style:text-properties officeooo:rsid="0010cb82" officeooo:paragraph-rsid="0010cb82"/>
    </style:style>
    <style:style style:name="P6" style:family="paragraph" style:parent-style-name="Standard">
      <style:text-properties officeooo:rsid="0012a3b6" officeooo:paragraph-rsid="0012a3b6"/>
    </style:style>
    <style:style style:name="P7" style:family="paragraph" style:parent-style-name="Standard">
      <style:text-properties fo:font-weight="bold" officeooo:rsid="001143d1" officeooo:paragraph-rsid="001143d1" style:font-weight-asian="bold" style:font-weight-complex="bold"/>
    </style:style>
    <style:style style:name="P8" style:family="paragraph" style:parent-style-name="Standard">
      <style:text-properties fo:font-weight="normal" officeooo:rsid="001143d1" officeooo:paragraph-rsid="001143d1" style:font-weight-asian="normal" style:font-weight-complex="normal"/>
    </style:style>
    <style:style style:name="P9" style:family="paragraph" style:parent-style-name="Standard">
      <style:text-properties fo:font-weight="normal" officeooo:rsid="001143d1" officeooo:paragraph-rsid="0012a3b6" style:font-weight-asian="normal" style:font-weight-complex="normal"/>
    </style:style>
    <style:style style:name="P10" style:family="paragraph" style:parent-style-name="Standard">
      <style:text-properties fo:font-weight="normal" officeooo:rsid="0012a3b6" officeooo:paragraph-rsid="0012a3b6" style:font-weight-asian="normal" style:font-weight-complex="normal"/>
    </style:style>
    <style:style style:name="P11" style:family="paragraph" style:parent-style-name="Standard">
      <style:text-properties fo:font-weight="normal" officeooo:rsid="0012a3b6" officeooo:paragraph-rsid="001143d1" style:font-weight-asian="normal" style:font-weight-complex="normal"/>
    </style:style>
    <style:style style:name="P12" style:family="paragraph" style:parent-style-name="Standard">
      <style:text-properties fo:font-weight="bold" officeooo:rsid="0012a3b6" officeooo:paragraph-rsid="001143d1" style:font-weight-asian="bold" style:font-weight-complex="bold"/>
    </style:style>
    <style:style style:name="P13" style:family="paragraph" style:parent-style-name="Standard">
      <style:text-properties fo:font-weight="bold" officeooo:rsid="00158c13" officeooo:paragraph-rsid="00158c13" style:font-weight-asian="bold" style:font-weight-complex="bold"/>
    </style:style>
    <style:style style:name="P14" style:family="paragraph" style:parent-style-name="Standard">
      <style:text-properties fo:font-weight="normal" officeooo:rsid="001453ab" officeooo:paragraph-rsid="001453ab" style:font-weight-asian="normal" style:font-weight-complex="normal"/>
    </style:style>
    <style:style style:name="P15" style:family="paragraph" style:parent-style-name="Standard">
      <style:text-properties fo:font-weight="normal" officeooo:rsid="00158c13" officeooo:paragraph-rsid="00158c13" style:font-weight-asian="normal" style:font-weight-complex="normal"/>
    </style:style>
    <style:style style:name="T1" style:family="text">
      <style:text-properties officeooo:rsid="0010cb82"/>
    </style:style>
    <style:style style:name="T2" style:family="text">
      <style:text-properties officeooo:rsid="001890fe"/>
    </style:style>
    <style:style style:name="T3" style:family="text">
      <style:text-properties officeooo:rsid="0012a3b6"/>
    </style:style>
    <style:style style:name="T4" style:family="text">
      <style:text-properties officeooo:rsid="001701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re you will find a directory of other geek communities <text:span text:style-name="T1">and activities</text:span> related to us that are worth checking out!</text:p>
      <text:p text:style-name="Standard"/>
      <text:p text:style-name="P1"><text:span text:style-name="T1">*</text:span>Legal disclaimer: MnRTC is not sponsored by any of the groups below<text:span text:style-name="T1">*</text:span></text:p>
      <text:p text:style-name="Standard"/>
      <text:p text:style-name="Standard"/>
      <text:p text:style-name="P2">LOCAL <text:span text:style-name="T2">GROUPS</text:span></text:p>
      <text:p text:style-name="Standard"/>
      <text:p text:style-name="P3"><text:a xlink:type="simple" xlink:href="https://space.atari.org/" text:style-name="Internet_20_link" text:visited-style-name="Visited_20_Internet_20_Link">Saint Paul Atari Computer Enthusiasts (SPACE)</text:a></text:p>
      <text:p text:style-name="P3">User group for fans of Atari computers and hardware that meets twice a month.</text:p>
      <text:p text:style-name="P3"/>
      <text:p text:style-name="P3"><text:a xlink:type="simple" xlink:href="https://miniapples.org/" text:style-name="Internet_20_link" text:visited-style-name="Visited_20_Internet_20_Link">Mini’app’les</text:a></text:p>
      <text:p text:style-name="P3">Minnesota Apple computer users group.</text:p>
      <text:p text:style-name="Standard"/>
      <text:p text:style-name="P4"><text:a xlink:type="simple" xlink:href="https://twincitiesgeek.com/" text:style-name="Internet_20_link" text:visited-style-name="Visited_20_Internet_20_Link">Twin Cities Geek</text:a></text:p>
      <text:p text:style-name="P5">A community blog, calendar, and discussion group to all things geek culture in the Twin Cities.</text:p>
      <text:p text:style-name="P4"/>
      <text:p text:style-name="P5"><text:a xlink:type="simple" xlink:href="https://geekpartnership.org/" text:style-name="Internet_20_link" text:visited-style-name="Visited_20_Internet_20_Link">Geek Partnership Society</text:a></text:p>
      <text:p text:style-name="P5">A non-profit organization that helps organize events for other local clubs and conventions.</text:p>
      <text:p text:style-name="P5"/>
      <text:p text:style-name="P5"><text:a xlink:type="simple" xlink:href="https://www.freegeektwincities.org/" text:style-name="Internet_20_link" text:visited-style-name="Visited_20_Internet_20_Link">Free Geek Twin Cities</text:a></text:p>
      <text:p text:style-name="P5">An electronics recycling/reseller that specializes in vintage computers, with a<text:span text:style-name="T3">n</text:span> active chat community.</text:p>
      <text:p text:style-name="P5"/>
      <text:p text:style-name="P6"><text:a xlink:type="simple" xlink:href="https://tcmaker.org/" text:style-name="Internet_20_link" text:visited-style-name="Visited_20_Internet_20_Link">Twin Cities Maker</text:a></text:p>
      <text:p text:style-name="P6">A makerspace and public workshop for creatives of all trades.</text:p>
      <text:p text:style-name="P5"/>
      <text:p text:style-name="P5"/>
      <text:p text:style-name="P7">EVENTS &amp; CONVENTIONS</text:p>
      <text:p text:style-name="P7"/>
      <text:p text:style-name="P8"><text:a xlink:type="simple" xlink:href="https://www.2dcon.net/" text:style-name="Internet_20_link" text:visited-style-name="Visited_20_Internet_20_Link">2D Con</text:a></text:p>
      <text:p text:style-name="P8">A tabletop and video gaming convention in Bloomington, Minnesota.</text:p>
      <text:p text:style-name="P8"/>
      <text:p text:style-name="P8"><text:a xlink:type="simple" xlink:href="https://www.convergence-con.org/" text:style-name="Internet_20_link" text:visited-style-name="Visited_20_Internet_20_Link">CONvergence</text:a></text:p>
      <text:p text:style-name="P8">The largest science fiction and general geek culture convention in Minneapolis, Minnesota.</text:p>
      <text:p text:style-name="P9"/>
      <text:p text:style-name="P10"><text:a xlink:type="simple" xlink:href="https://lanfest.com/chapter/belowzerolan" text:style-name="Internet_20_link" text:visited-style-name="Visited_20_Internet_20_Link">Below Zero LAN</text:a></text:p>
      <text:p text:style-name="P10">A 3-day PC gaming LAN event twice a year in Roseville, Minnesota.</text:p>
      <text:p text:style-name="P10"/>
      <text:p text:style-name="P8"><text:a xlink:type="simple" xlink:href="https://vcfmw.org/" text:style-name="Internet_20_link" text:visited-style-name="Visited_20_Internet_20_Link">Vintage Computer Festival Midwest</text:a></text:p>
      <text:p text:style-name="P8">A massive retro computer exhibition in Schaumburg, Illinois.</text:p>
      <text:p text:style-name="P11"/>
      <text:p text:style-name="P12"/>
      <text:p text:style-name="P13">RETRO COMPUTER RELATED LINKS</text:p>
      <text:p text:style-name="P10"/>
      <text:p text:style-name="P14"><text:a xlink:type="simple" xlink:href="https://www.computesgazette.com/" text:style-name="Internet_20_link" text:visited-style-name="Visited_20_Internet_20_Link">Compute!’s Gazette</text:a></text:p>
      <text:p text:style-name="P14">A magazine for enthusiasts of retro computers including hand-typed programs, BBS updates, <text:span text:style-name="T4">developer stories,</text:span> discussion of new <text:span text:style-name="T4">projects</text:span>, and more.</text:p>
      <text:p text:style-name="P14"/>
      <text:p text:style-name="P15"><text:a xlink:type="simple" xlink:href="https://www.the8bitguy.com/" text:style-name="Internet_20_link" text:visited-style-name="Visited_20_Internet_20_Link">The 8-Bit Guy</text:a></text:p>
      <text:p text:style-name="P15"><text:soft-page-break/>Blog and merchandise store for Youtuber David Murray, featuring new games for various vintage computers.</text:p>
      <text:p text:style-name="P14"/>
      <text:p text:style-name="P15"><text:a xlink:type="simple" xlink:href="https://www.nostalgianerd.com/" text:style-name="Internet_20_link" text:visited-style-name="Visited_20_Internet_20_Link">Nostalgia Nerd</text:a></text:p>
      <text:p text:style-name="P15">Blog and merchandise store for Youtuber Peter Leigh, featuring articles on vintage computing and gam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22:34:27.047540679</meta:creation-date>
    <dc:date>2025-11-06T20:22:44.490714394</dc:date>
    <meta:editing-duration>PT23M36S</meta:editing-duration>
    <meta:editing-cycles>4</meta:editing-cycles>
    <meta:generator>LibreOffice/25.8.2.2$Linux_X86_64 LibreOffice_project/d401f2107ccab8f924a8e2df40f573aab7605b6f</meta:generator>
    <meta:document-statistic meta:table-count="0" meta:image-count="0" meta:object-count="0" meta:page-count="2" meta:paragraph-count="31" meta:word-count="240" meta:character-count="1585" meta:non-whitespace-character-count="1376"/>
  </office:meta>
</office:document-meta>
</file>